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58f6" officeooo:paragraph-rsid="001358f6"/>
    </style:style>
    <style:style style:name="P2" style:family="paragraph" style:parent-style-name="Standard">
      <style:text-properties officeooo:rsid="00144d3e" officeooo:paragraph-rsid="00144d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in chao minh moi gia nhap repository</text:p>
      <text:p text:style-name="P2">Hoang them du lieu lan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9:09:29.359952952</meta:creation-date>
    <dc:date>2018-03-27T09:15:21.384343530</dc:date>
    <meta:editing-duration>PT5M51S</meta:editing-duration>
    <meta:editing-cycles>2</meta:editing-cycles>
    <meta:generator>LibreOffice/5.4.5.1$Linux_X86_64 LibreOffice_project/40m0$Build-1</meta:generator>
    <meta:document-statistic meta:table-count="0" meta:image-count="0" meta:object-count="0" meta:page-count="1" meta:paragraph-count="2" meta:word-count="13" meta:character-count="61" meta:non-whitespace-character-count="50"/>
  </office:meta>
</office:document-meta>
</file>